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0557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99.37" calcext:value-type="float">
            <text:p>199.37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59 kWh</text:p>
          </table:table-cell>
          <table:table-cell office:value-type="float" office:value="950.4" calcext:value-type="float">
            <text:p>950.4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7</text:p>
          </table:table-cell>
          <table:table-cell office:value-type="float" office:value="11.18" calcext:value-type="float">
            <text:p>11.1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28.58" calcext:value-type="float">
            <text:p>1328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87" calcext:value-type="float">
            <text:p>2.87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72 kWh</text:p>
          </table:table-cell>
          <table:table-cell office:value-type="float" office:value="1041.56" calcext:value-type="float">
            <text:p>1041.56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2.09" calcext:value-type="float">
            <text:p>12.0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23.52" calcext:value-type="float">
            <text:p>122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09.71" calcext:value-type="float">
            <text:p>209.71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54 kWh</text:p>
          </table:table-cell>
          <table:table-cell office:value-type="float" office:value="906.85" calcext:value-type="float">
            <text:p>906.8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5.68" calcext:value-type="float">
            <text:p>5.6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79.9" calcext:value-type="float">
            <text:p>-479.9</text:p>
          </table:table-cell>
          <table:table-cell office:value-type="string" calcext:value-type="string">
            <text:p>T-0</text:p>
          </table:table-cell>
          <table:table-cell office:value-type="float" office:value="783.26" calcext:value-type="float">
            <text:p>783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0.79" calcext:value-type="float">
            <text:p>10.79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5 kWh</text:p>
          </table:table-cell>
          <table:table-cell office:value-type="float" office:value="835.81" calcext:value-type="float">
            <text:p>835.8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78" calcext:value-type="float">
            <text:p>4.78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41.46" calcext:value-type="float">
            <text:p>-441.46</text:p>
          </table:table-cell>
          <table:table-cell office:value-type="string" calcext:value-type="string">
            <text:p>T-0</text:p>
          </table:table-cell>
          <table:table-cell office:value-type="float" office:value="493.38" calcext:value-type="float">
            <text:p>493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6.04" calcext:value-type="float">
            <text:p>6.0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83 kWh</text:p>
          </table:table-cell>
          <table:table-cell office:value-type="float" office:value="1825.6" calcext:value-type="float">
            <text:p>1825.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9.91" calcext:value-type="float">
            <text:p>19.9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016.51" calcext:value-type="float">
            <text:p>2016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95.71" calcext:value-type="float">
            <text:p>195.71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26 kWh</text:p>
          </table:table-cell>
          <table:table-cell office:value-type="float" office:value="1410.39" calcext:value-type="float">
            <text:p>1410.3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5.75" calcext:value-type="float">
            <text:p>15.7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86.14" calcext:value-type="float">
            <text:p>1786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44" calcext:value-type="float">
            <text:p>2.44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6 kWh</text:p>
          </table:table-cell>
          <table:table-cell office:value-type="float" office:value="906.26" calcext:value-type="float">
            <text:p>906.2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3.02" calcext:value-type="float">
            <text:p>1083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7.96" calcext:value-type="float">
            <text:p>7.96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5 kWh</text:p>
          </table:table-cell>
          <table:table-cell office:value-type="float" office:value="822.33" calcext:value-type="float">
            <text:p>822.3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7" calcext:value-type="float">
            <text:p>4.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34.32" calcext:value-type="float">
            <text:p>-434.32</text:p>
          </table:table-cell>
          <table:table-cell office:value-type="string" calcext:value-type="string">
            <text:p>T-0</text:p>
          </table:table-cell>
          <table:table-cell office:value-type="float" office:value="482.78" calcext:value-type="float">
            <text:p>482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3.18" calcext:value-type="float">
            <text:p>3.18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7 kWh</text:p>
          </table:table-cell>
          <table:table-cell office:value-type="float" office:value="824.13" calcext:value-type="float">
            <text:p>824.1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71" calcext:value-type="float">
            <text:p>4.71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34.83" calcext:value-type="float">
            <text:p>-434.83</text:p>
          </table:table-cell>
          <table:table-cell office:value-type="string" calcext:value-type="string">
            <text:p>T-0</text:p>
          </table:table-cell>
          <table:table-cell office:value-type="float" office:value="478.96" calcext:value-type="float">
            <text:p>478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82" calcext:value-type="float">
            <text:p>3.82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9 kWh</text:p>
          </table:table-cell>
          <table:table-cell office:value-type="float" office:value="965.23" calcext:value-type="float">
            <text:p>965.2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1.28" calcext:value-type="float">
            <text:p>11.2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2.8" calcext:value-type="float">
            <text:p>114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6.77" calcext:value-type="float">
            <text:p>6.77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3 kWh</text:p>
          </table:table-cell>
          <table:table-cell office:value-type="float" office:value="780.12" calcext:value-type="float">
            <text:p>780.1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5" calcext:value-type="float">
            <text:p>4.5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11.25" calcext:value-type="float">
            <text:p>-411.25</text:p>
          </table:table-cell>
          <table:table-cell office:value-type="string" calcext:value-type="string">
            <text:p>T-0</text:p>
          </table:table-cell>
          <table:table-cell office:value-type="float" office:value="461.25" calcext:value-type="float">
            <text:p>46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7.64" calcext:value-type="float">
            <text:p>7.64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54 kWh</text:p>
          </table:table-cell>
          <table:table-cell office:value-type="float" office:value="855.14" calcext:value-type="float">
            <text:p>855.1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5.41" calcext:value-type="float">
            <text:p>5.41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51.67" calcext:value-type="float">
            <text:p>-451.67</text:p>
          </table:table-cell>
          <table:table-cell office:value-type="string" calcext:value-type="string">
            <text:p>T-0</text:p>
          </table:table-cell>
          <table:table-cell office:value-type="float" office:value="553.99" calcext:value-type="float">
            <text:p>553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58:57.352000000</meta:creation-date>
    <dc:date>2018-03-27T21:01:40.418000000</dc:date>
    <meta:editing-duration>PT2M43S</meta:editing-duration>
    <meta:editing-cycles>1</meta:editing-cycles>
    <meta:document-statistic meta:table-count="1" meta:cell-count="163" meta:object-count="0"/>
    <meta:generator>LibreOffice/5.3.4.2$Windows_x86 LibreOffice_project/f82d347ccc0be322489bf7da61d7e4ad13fe2ff3</meta:generator>
  </office:meta>
</office:document-meta>
</file>